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d3c" officeooo:paragraph-rsid="001f8d3c"/>
    </style:style>
    <style:style style:name="P2" style:family="paragraph" style:parent-style-name="Standard">
      <style:paragraph-properties fo:text-align="center" style:justify-single-word="false"/>
      <style:text-properties officeooo:rsid="001f8d3c" officeooo:paragraph-rsid="001f8d3c"/>
    </style:style>
    <style:style style:name="P3" style:family="paragraph" style:parent-style-name="Standard">
      <style:text-properties fo:font-size="10pt" officeooo:rsid="0022b368" officeooo:paragraph-rsid="0022b368" style:font-size-asian="10pt" style:font-size-complex="10pt"/>
    </style:style>
    <style:style style:name="P4" style:family="paragraph" style:parent-style-name="Standard">
      <style:text-properties officeooo:paragraph-rsid="0022b368"/>
    </style:style>
    <style:style style:name="P5" style:family="paragraph" style:parent-style-name="Standard">
      <style:text-properties officeooo:paragraph-rsid="00230add"/>
    </style:style>
    <style:style style:name="P6" style:family="paragraph">
      <style:paragraph-properties fo:text-align="center"/>
    </style:style>
    <style:style style:name="T1" style:family="text">
      <style:text-properties officeooo:rsid="0022b368"/>
    </style:style>
    <style:style style:name="T2" style:family="text">
      <style:text-properties fo:font-variant="normal" fo:text-transform="none" fo:color="#0f72da" style:font-name="helvetica" fo:font-size="10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f72da" style:font-name="helvetica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f72da" style:font-name="helvetica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5" style:family="text">
      <style:text-properties fo:font-variant="normal" fo:text-transform="none" fo:color="#0f72da" style:font-name="helvetica" fo:font-size="10pt" fo:letter-spacing="normal" fo:font-style="normal" style:text-underline-style="none" fo:font-weight="normal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22b368" style:font-size-asian="10pt" style:font-size-complex="10pt"/>
    </style:style>
    <style:style style:name="T8" style:family="text">
      <style:text-properties fo:font-size="10pt" officeooo:rsid="00230add" style:font-size-asian="10pt" style:font-size-complex="10pt"/>
    </style:style>
    <style:style style:name="T9" style:family="text">
      <style:text-properties fo:color="#339ace" style:text-line-through-style="none" style:text-line-through-type="none" style:text-underline-style="none" style:text-blinking="false"/>
    </style:style>
    <style:style style:name="T10" style:family="text">
      <style:text-properties fo:color="#339ace" style:text-line-through-style="none" style:text-line-through-type="none" fo:font-size="10pt" style:text-underline-style="none" officeooo:rsid="0022b368" style:text-blinking="false" style:font-size-asian="10pt" style:font-size-complex="10pt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101cm" svg:stroke-color="#aea79f" draw:marker-start-width="0.653cm" draw:marker-end-width="0.653cm" draw:fill="none" draw:fill-color="#ffffff" fo:min-height="1.32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420e" draw:marker-start-width="0.653cm" draw:marker-end-width="0.653cm" draw:fill="none" draw:fill-color="#ffffff" fo:min-height="1.04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579d1c" draw:marker-start-width="0.653cm" draw:marker-end-width="0.653cm" draw:fill="none" draw:fill-color="#ffffff" fo:min-height="1.04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9999ff" draw:marker-start-width="0.653cm" draw:marker-end-width="0.653cm" draw:fill="none" draw:fill-color="#ffffff" fo:min-height="0.988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svg:stroke-color="#9999ff" draw:marker-start-width="0.653cm" draw:marker-end-width="0.653cm" draw:fill="none" draw:fill-color="#ffffff" fo:min-height="0.887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draw:marker-start="Arrow" draw:marker-start-width="0.18cm" draw:marker-end="Arrow" draw:marker-end-width="0.18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ebo ECO testing concept</text:p>
      <text:p text:style-name="P1"/>
      <text:p text:style-name="P3"><draw:line text:anchor-type="paragraph" draw:z-index="8" draw:style-name="gr6" draw:text-style-name="P6" svg:x1="8.872cm" svg:y1="7.214cm" svg:x2="11.879cm" svg:y2="8.886cm"><text:p/></draw:line><draw:line text:anchor-type="paragraph" draw:z-index="7" draw:style-name="gr6" draw:text-style-name="P6" svg:x1="9.337cm" svg:y1="10.896cm" svg:x2="8.116cm" svg:y2="10.894cm"><text:p/></draw:line><draw:line text:anchor-type="paragraph" draw:z-index="6" draw:style-name="gr6" draw:text-style-name="P6" svg:x1="8.8cm" svg:y1="7.214cm" svg:x2="4.484cm" svg:y2="10.034cm"><text:p/></draw:line><draw:frame text:anchor-type="paragraph" draw:z-index="5" draw:style-name="gr5" draw:text-style-name="P6" svg:width="4.945cm" svg:height="1.079cm" svg:x="9.439cm" svg:y="11.742cm"><draw:text-box><text:p text:style-name="P6">Linux-server</text:p><text:p text:style-name="P6"><text:s/>PlexServer for Linux</text:p></draw:text-box></draw:frame><draw:frame text:anchor-type="paragraph" draw:z-index="4" draw:style-name="gr4" draw:text-style-name="P6" svg:width="4.945cm" svg:height="1.091cm" svg:x="9.437cm" svg:y="10.345cm"><draw:text-box><text:p text:style-name="P6">MAC-server</text:p><text:p text:style-name="P6"><text:s/>PlexServer for MAC</text:p></draw:text-box></draw:frame><draw:frame text:anchor-type="paragraph" draw:z-index="3" draw:style-name="gr4" draw:text-style-name="P6" svg:width="4.945cm" svg:height="1.091cm" svg:x="9.437cm" svg:y="8.968cm"><draw:text-box><text:p text:style-name="P6">MS-Windows-server</text:p><text:p text:style-name="P6"><text:s/>PlexServer for Windows</text:p></draw:text-box></draw:frame><draw:frame text:anchor-type="paragraph" draw:z-index="2" draw:style-name="gr3" draw:text-style-name="P6" svg:width="4.509cm" svg:height="1.149cm" svg:x="6.593cm" svg:y="5.874cm"><draw:text-box><text:p text:style-name="P6">Mobile-<text:span text:style-name="T12">client</text:span></text:p><text:p><text:s/>Plex app : Android/iOS</text:p></draw:text-box></draw:frame><draw:frame text:anchor-type="paragraph" draw:z-index="1" draw:style-name="gr2" draw:text-style-name="P6" svg:width="4.509cm" svg:height="1.149cm" svg:x="6.602cm" svg:y="4.417cm"><draw:text-box><text:p text:style-name="P6">SeeboMini-<text:span text:style-name="T11">client</text:span></text:p><text:p><text:s/>PlexBMC : video addon</text:p></draw:text-box></draw:frame><draw:frame text:anchor-type="paragraph" draw:z-index="0" draw:style-name="gr1" draw:text-style-name="P6" svg:width="6.906cm" svg:height="1.565cm" svg:x="1.094cm" svg:y="10.119cm"><draw:text-box><text:p text:style-name="P6">SeeboECO-server/client</text:p><text:p><text:s/>PlexBMC : video addon</text:p><text:p><text:s/>PlexSever4OpenELEC : service addon</text:p></draw:text-box></draw:frame>1. Manage media sources based web ( <text:a xlink:type="simple" xlink:href="http://serverIP:32400/web/index.html#!/dashboard">http://serverIP:32400/web/index.html#!/dashboard</text:a>)</text:p>
      <text:p text:style-name="P3">- Append / Delete / update</text:p>
      <text:p text:style-name="P4"/>
      <text:p text:style-name="P4"><text:span text:style-name="T7">2. Client ADDON – </text:span><text:a xlink:type="simple" xlink:href="https://github.com/hippojay/plugin.video.plexbmc/releases"><text:span text:style-name="T7">https://github.com/hippojay/plugin.video.plexbmc/releases</text:span></text:a></text:p>
      <text:p text:style-name="P4"><text:span text:style-name="T7">- reference : </text:span><text:a xlink:type="simple" xlink:href="https://forums.plex.tv/index.php/topic/106593-plexbmc-xbmc-add-on-to-connect-to-plex-media-server/"><text:span text:style-name="T7">https://forums.plex.tv/index.php/topic/106593-plexbmc-xbmc-add-on-to-connect-to-plex-media-server/</text:span></text:a></text:p>
      <text:p text:style-name="P4"/>
      <text:p text:style-name="P4"><text:span text:style-name="T7">3. ServiceADDON -</text:span><text:a xlink:type="simple" xlink:href="http://www.mediafire.com/?2etdr6xgsd1864h" office:target-frame-name="_blank" xlink:show="new"><text:span text:style-name="T10">www.mediafire.com/?2etdr6xgsd1864h</text:span></text:a></text:p>
      <text:p text:style-name="P5"><text:span text:style-name="T8">- reference : </text:span><text:a xlink:type="simple" xlink:href="http://openelec.tv/forum/128-addons/57363-addon-plex-media-server?limitstart=0"><text:span text:style-name="T8">http://openelec.tv/forum/128-addons/57363-addon-plex-media-server?limitstart=0</text:span></text:a></text:p>
      <text:p text:style-name="P5"><text:span text:style-name="T8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09:19:42.601492570</meta:creation-date>
    <dc:date>2015-04-20T10:15:32.720170938</dc:date>
    <meta:editing-duration>PT6M3S</meta:editing-duration>
    <meta:editing-cycles>1</meta:editing-cycles>
    <meta:document-statistic meta:table-count="0" meta:image-count="0" meta:object-count="0" meta:page-count="1" meta:paragraph-count="7" meta:word-count="33" meta:character-count="466" meta:non-whitespace-character-count="439"/>
    <meta:generator>LibreOffice/4.2.7.2$Linux_X86_64 LibreOffice_project/420m0$Build-2</meta:generator>
  </office:meta>
</office:document-meta>
</file>